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26pt" fo:font-style="italic" officeooo:rsid="001261de" officeooo:paragraph-rsid="001261de" style:font-size-asian="22.75pt" style:font-style-asian="italic" style:font-size-complex="26pt" style:font-style-complex="italic"/>
    </style:style>
    <style:style style:name="P2" style:family="paragraph" style:parent-style-name="Standard">
      <style:text-properties fo:color="#000000" fo:font-size="14pt" fo:font-style="normal" officeooo:rsid="001261de" officeooo:paragraph-rsid="001261de" style:font-size-asian="12.25pt" style:font-style-asian="normal" style:font-size-complex="14pt" style:font-style-complex="normal"/>
    </style:style>
    <style:style style:name="P3" style:family="paragraph" style:parent-style-name="Standard">
      <style:text-properties fo:color="#000000" fo:font-size="14pt" fo:font-style="normal" fo:font-weight="bold" officeooo:rsid="00142f2f" officeooo:paragraph-rsid="00142f2f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fo:font-size="14pt" fo:font-style="normal" fo:font-weight="bold" officeooo:rsid="001473e6" officeooo:paragraph-rsid="001473e6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fo:font-size="14pt" fo:font-style="normal" fo:font-weight="normal" officeooo:rsid="00142f2f" officeooo:paragraph-rsid="00142f2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fo:font-weight="normal" officeooo:rsid="001473e6" officeooo:paragraph-rsid="001473e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fo:font-size="14pt" fo:font-style="normal" fo:font-weight="normal" officeooo:rsid="00163769" officeooo:paragraph-rsid="0016376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42f2f"/>
    </style:style>
    <style:style style:name="T2" style:family="text">
      <style:text-properties style:text-position="super 58%" officeooo:rsid="00142f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42f2f"/>
    </style:style>
    <style:style style:name="T5" style:family="text">
      <style:text-properties style:text-position="0% 100%" style:font-name="Liberation Serif1" style:font-name-asian="Liberation Serif1" style:font-name-complex="Liberation Serif1"/>
    </style:style>
    <style:style style:name="T6" style:family="text">
      <style:text-properties style:text-position="0% 100%" style:font-name="Liberation Serif1" officeooo:rsid="00171d86" style:font-name-asian="Liberation Serif1" style:font-name-complex="Liberation Serif1"/>
    </style:style>
    <style:style style:name="T7" style:family="text">
      <style:text-properties style:text-position="0% 100%" style:font-name="Liberation Serif" style:font-name-asian="Noto Sans CJK SC Regular" style:font-name-complex="FreeSans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1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dzian</text:p>
      <text:p text:style-name="P2"/>
      <text:p text:style-name="P2">W klasie IIe odbył się sprawdzian z geografii. Wielu uczniów postanowiło opuścić tę lekcję, by nie musieć go pisać. Fakt ten bardzo zdenerwował nauczyciela - pana Dąbrowskiego, więc postanowił on nagrodzić uczniów piszących test w terminie w ten sposób, że każdy uczeń może zamiast swojej aktualnej oceny dostać ocenę równą części całkowitej ze średniej <text:span text:style-name="T1">arytmetycznej </text:span>ocen wszystkich uczniów w klasie. Gdy każdy uczeń wybierze nową ocenę średnia jest liczona na nowo<text:span text:style-name="T1"> (dopiero teraz, nie po każdym uczniu) i uczniowie znów wybierają. Cały protest jest powtarzany dopóki nie zajdzie sytuacja, w której żaden uczeń nie chce zmienić oceny. Uczniowie bardzo się ucieszyli, bo myśleli, że dzięki tej nagrodzie wszyscy będą mieć 10</text:span><text:span text:style-name="T2">9</text:span><text:span text:style-name="T4">-tki, ale niestety się przeliczyli... Oblicz maksymalną końcową średnią ocen w klasie.</text:span></text:p>
      <text:p text:style-name="P2"><text:span text:style-name="T4"/></text:p>
      <text:p text:style-name="P3"><text:span text:style-name="T3">Wejście</text:span></text:p>
      <text:p text:style-name="P5"><text:span text:style-name="T3">1 wiersz: n (1</text:span><text:span text:style-name="T5">≤</text:span><text:span text:style-name="T7">n</text:span><text:span text:style-name="T5">≤</text:span><text:span text:style-name="T6">10</text:span><text:span text:style-name="T5">00000</text:span><text:span text:style-name="T3">) - liczba uczniów</text:span></text:p>
      <text:p text:style-name="P5"><text:span text:style-name="T3">2 wiersz: n liczb a</text:span><text:span text:style-name="T8">i</text:span><text:span text:style-name="T3"> (1</text:span><text:span text:style-name="T5">≤a</text:span><text:span text:style-name="T9">i</text:span><text:span text:style-name="T5">≤</text:span><text:span text:style-name="T6">10</text:span><text:span text:style-name="T5">00000</text:span><text:span text:style-name="T3">) - początkowa ocena i-tego ucznia</text:span></text:p>
      <text:p text:style-name="P5"><text:span text:style-name="T3"/></text:p>
      <text:p text:style-name="P3"><text:span text:style-name="T3">Wyjście</text:span></text:p>
      <text:p text:style-name="P5"><text:span text:style-name="T3">1 wiersz: jedna liczba oznaczająca maksymalną końcową średnią arytmetyczną ocen <text:tab/> <text:s text:c="4"/>w klasie z dokładnością do 3 miejsc po przecinku</text:span></text:p>
      <text:p text:style-name="P5"><text:span text:style-name="T3"/></text:p>
      <text:p text:style-name="P4"><text:span text:style-name="T3">Przykład</text:span></text:p>
      <text:p text:style-name="P6"><text:span text:style-name="T3">Wejście</text:span></text:p>
      <text:p text:style-name="P6"><text:span text:style-name="T3">5</text:span></text:p>
      <text:p text:style-name="P6"><text:span text:style-name="T3">4 3 2 10 2</text:span></text:p>
      <text:p text:style-name="P6"><text:span text:style-name="T3">Wyjście</text:span></text:p>
      <text:p text:style-name="P7"><text:span text:style-name="T3">6.8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16:28.010758019</meta:creation-date>
    <meta:generator>LibreOffice/5.1.6.2$Linux_X86_64 LibreOffice_project/10m0$Build-2</meta:generator>
    <dc:date>2018-03-24T19:49:25.733895932</dc:date>
    <meta:editing-duration>PT59M3S</meta:editing-duration>
    <meta:editing-cycles>3</meta:editing-cycles>
    <meta:document-statistic meta:table-count="0" meta:image-count="0" meta:object-count="0" meta:page-count="1" meta:paragraph-count="13" meta:word-count="172" meta:character-count="1117" meta:non-whitespace-character-count="952"/>
  </office:meta>
</office:document-meta>
</file>